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>
      <style:text-properties fo:font-weight="bold" style:font-weight-asian="bold" style:font-weight-complex="bold"/>
    </style:style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>
      <style:text-properties fo:font-weight="bold" style:font-weight-asian="bold" style:font-weight-complex="bold"/>
    </style:style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</office:automatic-styles>
  <office:body>
    <office:text>
      <text:p text:style-name="P1"><text:span text:style-name="T1_1">De</text:span><text:span text:style-name="T1_2"><text:s/></text:span><text:span text:style-name="T1_3">cara</text:span><text:span text:style-name="T1_4"><text:s/></text:span><text:span text:style-name="T1_5">a</text:span><text:span text:style-name="T1_6"><text:s/></text:span><text:span text:style-name="T1_7">com</text:span><text:span text:style-name="T1_8"><text:s/></text:span><text:span text:style-name="T1_9">presentar</text:span><text:span text:style-name="T1_10"><text:s/></text:span><text:span text:style-name="T1_11">la</text:span><text:span text:style-name="T1_12"><text:s/></text:span><text:span text:style-name="T1_13">seqüència</text:span><text:span text:style-name="T1_14"><text:s/></text:span><text:span text:style-name="T1_15">de</text:span><text:span text:style-name="T1_16"><text:s/></text:span><text:span text:style-name="T1_17">diagrames</text:span><text:span text:style-name="T1_18"><text:s/></text:span><text:span text:style-name="T1_19">en</text:span><text:span text:style-name="T1_20"><text:s/></text:span><text:span text:style-name="T1_21">el</text:span><text:span text:style-name="T1_22"><text:s/></text:span><text:span text:style-name="T1_23">treball</text:span><text:span text:style-name="T1_24">:</text:span></text:p>
      <text:p text:style-name="P2"/>
      <text:p text:style-name="P3"><text:span text:style-name="T3_1">Nomès</text:span><text:span text:style-name="T3_2"><text:s/></text:span><text:span text:style-name="T3_3">cal</text:span><text:span text:style-name="T3_4"><text:s/></text:span><text:span text:style-name="T3_5">recorrer</text:span><text:span text:style-name="T3_6"><text:s/></text:span><text:span text:style-name="T3_7">en</text:span><text:span text:style-name="T3_8"><text:s/></text:span><text:span text:style-name="T3_9">PREORDRE</text:span><text:span text:style-name="T3_10"><text:s/></text:span><text:span text:style-name="T3_11">tots</text:span><text:span text:style-name="T3_12"><text:s/></text:span><text:span text:style-name="T3_13">els</text:span><text:span text:style-name="T3_14"><text:s/></text:span><text:span text:style-name="T3_15">directoris</text:span><text:span text:style-name="T3_16">.<text:s/>(</text:span><text:span text:style-name="T3_17">en</text:span><text:span text:style-name="T3_18"><text:s/></text:span><text:span text:style-name="T3_19">cada</text:span><text:span text:style-name="T3_20"><text:s/></text:span><text:span text:style-name="T3_21">directori</text:span><text:span text:style-name="T3_22"><text:s/></text:span><text:span text:style-name="T3_23">s</text:span><text:span text:style-name="T3_24">’</text:span><text:span text:style-name="T3_25">ha</text:span><text:span text:style-name="T3_26"><text:s/></text:span><text:span text:style-name="T3_27">de</text:span><text:span text:style-name="T3_28"><text:s/></text:span><text:span text:style-name="T3_29">colocar</text:span><text:span text:style-name="T3_30"><text:s/></text:span><text:span text:style-name="T3_31">el</text:span><text:span text:style-name="T3_32"><text:s/></text:span><text:span text:style-name="T3_33">pdf</text:span><text:span text:style-name="T3_34"><text:s/>/<text:s/></text:span><text:span text:style-name="T3_35">diagrama</text:span><text:span text:style-name="T3_36"><text:s/></text:span><text:span text:style-name="T3_37">existent</text:span><text:span text:style-name="T3_38">)<text:s/></text:span><text:span text:style-name="T3_39">DESPRÉS</text:span><text:span text:style-name="T3_40"><text:s/></text:span><text:span text:style-name="T3_41">de</text:span><text:span text:style-name="T3_42"><text:s/></text:span><text:span text:style-name="T3_43">la</text:span><text:span text:style-name="T3_44"><text:s/></text:span><text:span text:style-name="T3_45">pagina</text:span><text:span text:style-name="T3_46"><text:s/></text:span><text:span text:style-name="T3_47">actual</text:span><text:span text:style-name="T3_48"><text:s/></text:span><text:span text:style-name="T3_49">del</text:span><text:span text:style-name="T3_50"><text:s/></text:span><text:span text:style-name="T3_51">treball</text:span><text:span text:style-name="T3_52">.</text:span></text:p>
      <text:p text:style-name="P4"/>
      <text:p text:style-name="P5"><text:span text:style-name="T5_1">Donat</text:span><text:span text:style-name="T5_2"><text:s/></text:span><text:span text:style-name="T5_3">un</text:span><text:span text:style-name="T5_4"><text:s/></text:span><text:span text:style-name="T5_5">directori</text:span><text:span text:style-name="T5_6">,<text:s/></text:span><text:span text:style-name="T5_7">per</text:span><text:span text:style-name="T5_8"><text:s/></text:span><text:span text:style-name="T5_9">decidir</text:span><text:span text:style-name="T5_10"><text:s/></text:span><text:span text:style-name="T5_11">quin</text:span><text:span text:style-name="T5_12"><text:s/></text:span><text:span text:style-name="T5_13">dels</text:span><text:span text:style-name="T5_14"><text:s/></text:span><text:span text:style-name="T5_15">sub</text:span><text:span text:style-name="T5_16">-</text:span><text:span text:style-name="T5_17">directoris</text:span><text:span text:style-name="T5_18"><text:s/></text:span><text:span text:style-name="T5_19">visitar</text:span><text:span text:style-name="T5_20"><text:s/></text:span><text:span text:style-name="T5_21">primer</text:span><text:span text:style-name="T5_22">,<text:s/></text:span><text:span text:style-name="T5_23">segon</text:span><text:span text:style-name="T5_24">…<text:s/></text:span><text:span text:style-name="T5_25">etc</text:span></text:p>
      <text:p text:style-name="P6"><text:span text:style-name="T6_1">S</text:span><text:span text:style-name="T6_2">’</text:span><text:span text:style-name="T6_3">haurà</text:span><text:span text:style-name="T6_4"><text:s/></text:span><text:span text:style-name="T6_5">de</text:span><text:span text:style-name="T6_6"><text:s/></text:span><text:span text:style-name="T6_7">consultar</text:span><text:span text:style-name="T6_8"><text:s/></text:span><text:span text:style-name="T6_9">l</text:span><text:span text:style-name="T6_10">’</text:span><text:span text:style-name="T6_11">ORDRE</text:span><text:span text:style-name="T6_12"><text:s/></text:span><text:span text:style-name="T6_13">com</text:span><text:span text:style-name="T6_14"><text:s/></text:span><text:span text:style-name="T6_15">apareixen</text:span><text:span text:style-name="T6_16"><text:s/></text:span><text:span text:style-name="T6_17">les</text:span><text:span text:style-name="T6_18"><text:s/></text:span><text:span text:style-name="T6_19">funcions</text:span><text:span text:style-name="T6_20"><text:s/></text:span><text:span text:style-name="T6_21">dins</text:span><text:span text:style-name="T6_22"><text:s/></text:span><text:span text:style-name="T6_23">del</text:span><text:span text:style-name="T6_24"><text:s/></text:span><text:span text:style-name="T6_25">pdf</text:span><text:span text:style-name="T6_26"><text:s/></text:span><text:span text:style-name="T6_27">del</text:span><text:span text:style-name="T6_28"><text:s/></text:span><text:span text:style-name="T6_29">directori</text:span></text:p>
      <text:p text:style-name="P7"/>
      <text:p text:style-name="P8"><text:span text:style-name="T8_1">És</text:span><text:span text:style-name="T8_2"><text:s/></text:span><text:span text:style-name="T8_3">recomenable</text:span><text:span text:style-name="T8_4"><text:s/></text:span><text:span text:style-name="T8_5">adjuntar</text:span><text:span text:style-name="T8_6"><text:s/></text:span><text:span text:style-name="T8_7">tot</text:span><text:span text:style-name="T8_8"><text:s/></text:span><text:span text:style-name="T8_9">el</text:span><text:span text:style-name="T8_10"><text:s/></text:span><text:span text:style-name="T8_11">pdf</text:span><text:span text:style-name="T8_12">,<text:s/></text:span><text:span text:style-name="T8_13">amb</text:span><text:span text:style-name="T8_14"><text:s/></text:span><text:span text:style-name="T8_15">les</text:span><text:span text:style-name="T8_16"><text:s/></text:span><text:span text:style-name="T8_17">classes</text:span><text:span text:style-name="T8_18"><text:s/></text:span><text:span text:style-name="T8_19">incloses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